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_20_concave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2cm" fo:min-width="0.192cm"/>
    </style:style>
    <style:style style:name="gr7" style:family="graphic" style:parent-style-name="standard">
      <style:graphic-properties draw:marker-end="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7cm" fo:min-width="0cm"/>
    </style:style>
    <style:style style:name="gr9" style:family="graphic" style:parent-style-name="standard">
      <style:graphic-properties draw:marker-start="" draw:marker-start-width="0.203cm" draw:marker-end="Arrow" draw:marker-end-width="0.203cm" draw:textarea-horizontal-align="center" draw:textarea-vertical-align="middle"/>
    </style:style>
    <style:style style:name="gr10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1.552cm" svg:height="0.517cm" svg:x="1cm" svg:y="3.34cm">
            <text:p text:style-name="P1"><text:span text:style-name="T1">Dat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4" draw:id="id4" draw:layer="layout" svg:width="1.996cm" svg:height="0.517cm" svg:x="3.584cm" svg:y="2.293cm">
            <text:p text:style-name="P1"><text:span text:style-name="T1">Process 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xml:id="id3" draw:id="id3" draw:layer="layout" svg:width="1.996cm" svg:height="0.517cm" svg:x="3.584cm" svg:y="3.327cm">
            <text:p text:style-name="P1"><text:span text:style-name="T1">Process 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xml:id="id5" draw:id="id5" draw:layer="layout" svg:width="2.844cm" svg:height="0.517cm" svg:x="6.411cm" svg:y="1.776cm">
            <text:p text:style-name="P1"><text:span text:style-name="T1">Process 1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xml:id="id6" draw:id="id6" draw:layer="layout" svg:width="2.209cm" svg:height="0.517cm" svg:x="6.411cm" svg:y="2.81cm">
            <text:p text:style-name="P1"><text:span text:style-name="T1">Process 1.2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1" xml:id="id2" draw:id="id2" draw:layer="layout" svg:width="1.996cm" svg:height="0.518cm" svg:x="3.584cm" svg:y="4.361cm">
            <text:p text:style-name="P1"><text:span text:style-name="T1">Process 3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1" xml:id="id7" draw:id="id7" draw:layer="layout" svg:width="2.209cm" svg:height="0.518cm" svg:x="6.411cm" svg:y="4.361cm">
            <text:p text:style-name="P1"><text:span text:style-name="T1">Process 3.1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" draw:text-style-name="P2" draw:layer="layout" svg:x1="1.18cm" svg:y1="5.424cm" svg:x2="9.69cm" svg:y2="5.445cm">
            <text:p/>
          </draw:line>
          <draw:frame draw:style-name="gr6" draw:text-style-name="P4" draw:layer="layout" svg:width="1.7cm" svg:height="0.645cm" svg:x="1.205cm" svg:y="4.91cm">
            <draw:text-box>
              <text:p text:style-name="P3"><text:span text:style-name="T2">time</text:span></text:p>
            </draw:text-box>
          </draw:frame>
          <draw:line draw:style-name="gr7" draw:text-style-name="P2" draw:layer="layout" svg:x1="8.921cm" svg:y1="5.913cm" svg:x2="8.921cm" svg:y2="1cm">
            <text:p/>
          </draw:line>
          <draw:frame draw:style-name="gr8" draw:text-style-name="P4" draw:layer="layout" svg:width="0.782cm" svg:height="0.761cm" svg:x="8.773cm" svg:y="5.545cm">
            <draw:text-box>
              <text:p text:style-name="P3"><text:span text:style-name="T2">t</text:span><text:span text:style-name="T3">f</text:span></text:p>
            </draw:text-box>
          </draw:frame>
          <draw:connector draw:style-name="gr9" draw:text-style-name="P2" draw:layer="layout" svg:x1="2.552cm" svg:y1="3.599cm" svg:x2="3.584cm" svg:y2="4.62cm" draw:start-shape="id1" draw:start-glue-point="7" draw:end-shape="id2" draw:end-glue-point="5" svg:d="m2552 3599h517v1021h515">
            <text:p/>
          </draw:connector>
          <draw:connector draw:style-name="gr9" draw:text-style-name="P2" draw:layer="layout" svg:x1="2.552cm" svg:y1="3.599cm" svg:x2="3.584cm" svg:y2="3.586cm" draw:start-shape="id1" draw:start-glue-point="7" draw:end-shape="id3" draw:end-glue-point="5" svg:d="m2552 3599h517v-13h515">
            <text:p/>
          </draw:connector>
          <draw:connector draw:style-name="gr9" draw:text-style-name="P2" draw:layer="layout" svg:x1="2.552cm" svg:y1="3.599cm" svg:x2="3.584cm" svg:y2="2.552cm" draw:start-shape="id1" draw:start-glue-point="7" draw:end-shape="id4" draw:end-glue-point="5" svg:d="m2552 3599h517v-1047h515">
            <text:p/>
          </draw:connector>
          <draw:connector draw:style-name="gr10" draw:text-style-name="P2" draw:layer="layout" svg:x1="5.58cm" svg:y1="2.552cm" svg:x2="6.411cm" svg:y2="2.035cm" draw:start-shape="id4" draw:start-glue-point="7" draw:end-shape="id5" draw:end-glue-point="5" svg:d="m5580 2552h416v-517h415">
            <text:p/>
          </draw:connector>
          <draw:connector draw:style-name="gr10" draw:text-style-name="P2" draw:layer="layout" svg:x1="5.58cm" svg:y1="2.552cm" svg:x2="6.411cm" svg:y2="3.069cm" draw:start-shape="id4" draw:start-glue-point="7" draw:end-shape="id6" draw:end-glue-point="5" svg:d="m5580 2552h416v517h415">
            <text:p/>
          </draw:connector>
          <draw:connector draw:style-name="gr10" draw:text-style-name="P2" draw:layer="layout" svg:x1="5.58cm" svg:y1="4.62cm" svg:x2="6.411cm" svg:y2="4.62cm" draw:start-shape="id2" draw:start-glue-point="7" draw:end-shape="id7" draw:end-glue-point="5" svg:d="m5580 4620h83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</meta:initial-creator>
    <meta:creation-date>2012-03-08T21:30:36</meta:creation-date>
    <dc:date>2012-03-08T21:59:41</dc:date>
    <dc:creator>michael </dc:creator>
    <meta:editing-duration>PT13M55S</meta:editing-duration>
    <meta:editing-cycles>3</meta:editing-cycles>
    <meta:generator>LibreOffice/3.3$Unix LibreOffice_project/330m19$Build-301</meta:generator>
    <meta:document-statistic meta:object-count="18"/>
  </office:meta>
</office:document-meta>
</file>